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f80e" officeooo:paragraph-rsid="0022f80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1bcfd" officeooo:paragraph-rsid="001ff0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2f7948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2f7948"/>
    </style:style>
    <style:style style:name="P10" style:family="paragraph" style:parent-style-name="Standard">
      <style:paragraph-properties fo:text-align="start" style:justify-single-word="false"/>
      <style:text-properties officeooo:paragraph-rsid="0019eb27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642b" officeooo:paragraph-rsid="002f642b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642b" officeooo:paragraph-rsid="0032a17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c96e7" officeooo:paragraph-rsid="0022f80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officeooo:rsid="002f642b" officeooo:paragraph-rsid="002f7948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weight="bold" officeooo:rsid="0022f80e" officeooo:paragraph-rsid="0022f80e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officeooo:paragraph-rsid="0022f80e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f642b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f7948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32a1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eb762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374f9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2f7948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11ee1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e0fd3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bold" officeooo:rsid="002f642b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f794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579b0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DejaVu Sans Condensed" fo:font-size="12pt" fo:font-style="italic" fo:font-weight="normal" officeooo:rsid="003092dd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32a17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bold" officeooo:rsid="0032a17b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8178b" style:font-style-asian="normal" style:font-style-complex="normal"/>
    </style:style>
    <style:style style:name="T37" style:family="text">
      <style:text-properties fo:font-style="normal" officeooo:rsid="001ff0e4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8178b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934a6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0">5</text:span><text:span text:style-name="T21">0</text:span><text:span text:style-name="T22">2</text:span><text:span text:style-name="T23"> - </text:span><text:span text:style-name="T24">A/G </text:span><text:span text:style-name="T25">- </text:span><text:span text:style-name="T22">Rockets</text:span></text:p>
      <text:p text:style-name="P2"/>
      <text:p text:style-name="P3">Master Arm ... ON</text:p>
      <text:p text:style-name="P4">Weapon launch mode ... Manual</text:p>
      <text:p text:style-name="P4">Laser designator ... Armed</text:p>
      <text:p text:style-name="P1"><text:span text:style-name="T2">HMS ... ON (</text:span><text:span text:style-name="T3">Coll Metal Switch 3</text:span><text:span text:style-name="T2"> up)</text:span></text:p>
      <text:p text:style-name="P7"/>
      <text:p text:style-name="P5">Rockets</text:p>
      <text:list xml:id="list2140796684" text:style-name="L1">
        <text:list-item>
          <text:p text:style-name="P11">Select Rockets (<text:span text:style-name="T1">Gray Reset Hat right</text:span> for inboard stations, or Gray Reset Hat forward for all stations if carrying rockets on all stations).</text:p>
        </text:list-item>
        <text:list-item>
          <text:p text:style-name="P17"><text:span text:style-name="T14">Stores panel under Shkval should say "</text:span><text:span text:style-name="T19">HP</text:span><text:span text:style-name="T14">"; first number is how many </text:span><text:span text:style-name="T13">rockets</text:span><text:span text:style-name="T14"> you have left, second number is cannon rounds x10.</text:span></text:p>
        </text:list-item>
        <text:list-item>
          <text:p text:style-name="P18"><text:span text:style-name="T15">Set</text:span><text:span text:style-name="T14"> </text:span><text:span text:style-name="T26">burst length </text:span><text:span text:style-name="T22">switch</text:span><text:span text:style-name="T16"> as desired (short = 1 r</text:span><text:span text:style-name="T18">ocket</text:span><text:span text:style-name="T16">/pod, med = 5 r</text:span><text:span text:style-name="T18">ockets</text:span><text:span text:style-name="T16">/pod, long=10 r</text:span><text:span text:style-name="T18">ockets</text:span><text:span text:style-name="T16">/pod)</text:span><text:span text:style-name="T14">.</text:span></text:p>
        </text:list-item>
      </text:list>
      <text:p text:style-name="P9"><text:span text:style-name="T28">U</text:span><text:span text:style-name="T29">sing Shkval targeting system for automatic tracking</text:span></text:p>
      <text:list xml:id="list154230431816456" text:continue-numbering="true" text:style-name="L1">
        <text:list-item>
          <text:p text:style-name="P18"><text:span text:style-name="T14">Lock target with Shkval as described </text:span><text:span text:style-name="T17">on other page</text:span><text:span text:style-name="T14">.</text:span></text:p>
        </text:list-item>
        <text:list-item>
          <text:p text:style-name="P18"><text:span text:style-name="T14">Once you are locked and in range, put the </text:span><text:span text:style-name="T16">rocket reticle circle on the target. <text:s/></text:span><text:span text:style-name="T14">Fire with </text:span><text:span text:style-name="T22">Red Button</text:span><text:span text:style-name="T14">.</text:span></text:p>
        </text:list-item>
        <text:list-item>
          <text:p text:style-name="P14"><text:span text:style-name="T9">When finished, </text:span><text:span text:style-name="T4">reset targeting system</text:span><text:span text:style-name="T9"> </text:span><text:span text:style-name="T8">(</text:span><text:span text:style-name="T5">Coll Metal Switch 3 back</text:span><text:span text:style-name="T8">). <text:s/></text:span><text:span text:style-name="T9">That will deselect all weapons, turn off the Shkval, and reset the HUD to nav mode.</text:span></text:p>
        </text:list-item>
      </text:list>
      <text:p text:style-name="P8"><text:span text:style-name="T11">U</text:span><text:span text:style-name="T7">sing boresight mode for manual aiming</text:span></text:p>
      <text:list xml:id="list3633553887" text:style-name="L2">
        <text:list-item>
          <text:p text:style-name="P19"><text:span text:style-name="T30">Set Autotracking switch to </text:span><text:span text:style-name="T31">TS</text:span><text:span text:style-name="T30"> (</text:span><text:span text:style-name="T34">Dish Hat press to toggle</text:span><text:span text:style-name="T31">) (</text:span><text:span text:style-name="T30">left console next to laser designator arming switch)</text:span></text:p>
        </text:list-item>
        <text:list-item>
          <text:p text:style-name="P19"><text:span text:style-name="T30">HUD will show </text:span><text:span text:style-name="T32">rocket </text:span><text:span text:style-name="T31">pipper </text:span><text:span text:style-name="T30">fixed in place</text:span><text:span text:style-name="T31">. <text:s/>Shkval will show image boresighted to gun pipper.</text:span></text:p>
        </text:list-item>
        <text:list-item>
          <text:p text:style-name="P19"><text:span text:style-name="T31">Put pipper on target and f</text:span><text:span text:style-name="T30">ire with </text:span><text:span text:style-name="T33">Red Button</text:span><text:span text:style-name="T30">.</text:span></text:p>
        </text:list-item>
        <text:list-item>
          <text:p text:style-name="P12"><text:span text:style-name="T36">When finished, </text:span><text:span text:style-name="T39">reset targeting system</text:span><text:span text:style-name="T36"> </text:span><text:span text:style-name="T37">(</text:span><text:span text:style-name="T40">Coll Metal Switch 3 back</text:span><text:span text:style-name="T37">) </text:span><text:span text:style-name="T35">and deselect cannon (</text:span><text:span text:style-name="T38">Gray Reset Hat back</text:span><text:span text:style-name="T35">)</text:span><text:span text:style-name="T36">. <text:s/>That will deselect all weapons, turn off the Shkval, and reset the HUD to nav mode.</text:span></text:p>
        </text:list-item>
      </text:list>
      <text:p text:style-name="P6"/>
      <text:p text:style-name="P5">Rocket types</text:p>
      <text:list xml:id="list995843794" text:style-name="L3">
        <text:list-item>
          <text:p text:style-name="P15"><text:span text:style-name="T7">S-8 family - 80 mm, </text:span><text:span text:style-name="T10">20 rounds/pod</text:span><text:span text:style-name="T7">, 1.3-4.0 km range</text:span></text:p>
        </text:list-item>
        <text:list-item>
          <text:p text:style-name="P16"><text:span text:style-name="T6">S-8OFP2</text:span><text:span text:style-name="T11"> - </text:span><text:span text:style-name="T10">HE blast/frag warhead (due to DCS damage modeling, this is usually the best choice)</text:span></text:p>
        </text:list-item>
        <text:list-item>
          <text:p text:style-name="P16"><text:span text:style-name="T6">S-8KOM</text:span><text:span text:style-name="T11"> - </text:span><text:span text:style-name="T10">HEAT warhead</text:span></text:p>
        </text:list-item>
        <text:list-item>
          <text:p text:style-name="P15"><text:span text:style-name="T12">S-8TsM</text:span><text:span text:style-name="T7"> - </text:span><text:span text:style-name="T10">S</text:span><text:span text:style-name="T7">moke </text:span><text:span text:style-name="T10">(often banned on servers due to lag issues)</text:span></text:p>
        </text:list-item>
        <text:list-item>
          <text:p text:style-name="P15"><text:span text:style-name="T12">S-8OM</text:span><text:span text:style-name="T7"> - </text:span><text:span text:style-name="T10">I</text:span><text:span text:style-name="T7">llumination, </text:span><text:span text:style-name="T10">launch at </text:span><text:span text:style-name="T7">7 km range, 15-20 deg up angle, </text:span><text:span text:style-name="T10">starts burning</text:span><text:span text:style-name="T7"> at 17 sec after launch, burns for 35 sec</text:span></text:p>
        </text:list-item>
        <text:list-item>
          <text:p text:style-name="P15"><text:span text:style-name="T12">S-13OF</text:span><text:span text:style-name="T7"> - 122 mm, </text:span><text:span text:style-name="T10">5 rounds/pod, </text:span><text:span text:style-name="T7">HE </text:span><text:span text:style-name="T10">blast</text:span><text:span text:style-name="T7">/frag warhead, 1.6-3.0 km range</text:span></text:p>
        </text:list-item>
      </text:list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08T15:42:28.778000000</dc:date>
    <meta:editing-duration>PT7H12M43S</meta:editing-duration>
    <meta:editing-cycles>4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5" meta:word-count="325" meta:character-count="1782" meta:non-whitespace-character-count="1494"/>
  </office:meta>
</office:document-meta>
</file>